
<file path=META-INF/manifest.xml><?xml version="1.0" encoding="utf-8"?>
<manifest:manifest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text="urn:oasis:names:tc:opendocument:xmlns:text:1.0" xmlns:draw="urn:oasis:names:tc:opendocument:xmlns:drawing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text="urn:oasis:names:tc:opendocument:xmlns:text:1.0" xmlns:draw="urn:oasis:names:tc:opendocument:xmlns:drawing:1.0" xmlns:office="urn:oasis:names:tc:opendocument:xmlns:office:1.0" xmlns:svg="urn:oasis:names:tc:opendocument:xmlns:svg-compatible:1.0" office:version="1.0">
  <office:automatic-styles>
    <style:style style:name="FrameStyleRotated" style:display-name="FrameStyleRotated" style:family="graphic">
      <style:graphic-properties style:vertical-rel="paragraph" style:vertical-pos="from-top" draw:fill="none" draw:stroke="none"/>
    </style:style>
    <style:page-layout style:name="Page8.2633333333311.6933333333">
      <style:page-layout-properties fo:margin-top="0in" fo:margin-left="0in" fo:page-height="11.6933333333in" fo:margin-right="0in" fo:page-width="8.26333333333in" fo:margin-bottom="0in"/>
    </style:page-layout>
    <style:style style:name="Page8.2633333333311.6933333333MasterPage" style:display-name="Page8.2633333333311.6933333333MasterPage" style:master-page-name="Page8.2633333333311.6933333333Master" style:family="paragraph">
      <style:paragraph-properties fo:break-before="page"/>
    </style:style>
  </office:automatic-styles>
  <office:body>
    <office:text>
      <text:p text:style-name="Page8.2633333333311.6933333333MasterPage"><draw:frame svg:x="7.99in" svg:height="0.39in" svg:y="0.193333333333in" svg:width="0.273333333333in" text:anchor-type="paragraph" draw:style-name="FrameStyle"><draw:text-box><text:p text:style-name="boxSans120.00.00"/></draw:text-box></draw:frame><draw:frame svg:x="0.0in" svg:height="0.39in" svg:y="0.29in" svg:width="1.16in" text:anchor-type="paragraph" draw:style-name="FrameStyle"><draw:text-box><text:p text:style-name="boxSans120.00.00"/></draw:text-box></draw:frame><draw:frame svg:x="0.0in" svg:height="0.39in" svg:y="0.29in" svg:width="1.16in" text:anchor-type="paragraph" draw:style-name="FrameStyle"><draw:text-box><text:p text:style-name="boxSans120.00.00"/></draw:text-box></draw:frame><draw:frame svg:x="6.7in" svg:height="0.193333333333in" svg:y="0.583333333333in" svg:width="0.29in" text:anchor-type="paragraph" draw:style-name="FrameStyle"><draw:text-box><text:p text:style-name="boxSans120.00.00">149</text:p></draw:text-box></draw:frame><draw:frame svg:x="4.18666666667in" svg:height="0.193333333333in" svg:y="0.583333333333in" svg:width="2.41666666667in" text:anchor-type="paragraph" draw:style-name="FrameStyle"><draw:text-box><text:p text:style-name="boxSans120.00.00">CHAPTER 5 - Quick Breads and Fried Items</text:p></draw:text-box></draw:frame><draw:frame svg:x="4.18666666667in" svg:height="0.193333333333in" svg:y="0.583333333333in" svg:width="2.41666666667in" text:anchor-type="paragraph" draw:style-name="FrameStyle"><draw:text-box><text:p text:style-name="boxSans120.00.00">CHAPTER 5 - Quick Breads and Fried Items</text:p></draw:text-box></draw:frame><draw:frame svg:x="0.386666666667in" svg:height="5.65in" svg:y="0.973333333333in" svg:width="6.57333333333in" text:anchor-type="paragraph" draw:style-name="FrameStyle"><draw:text-box><text:p text:style-name="boxSans120.00.00">Bread flout 1 lb 4 oz 600 g 50 Pastry “our 1 lb 4 oz 600g 50 Salt 0.75 oz 24 g 2 Sugar 2 oz 60 g 5 Totalweigm: 5 lb 5 02 2576 g 213% PROCEDURE CURRANT BISCUITS </text:p><text:p text:style-name="boxSans120.00.00">MIXING Biscuit method (p. 146) INGREDIENTS us. Metric % SCALING Approximately 1 lb (450 g) per dozen 2ain. Sugar 4 oz 120 g 10 (5—cmi biSCUitS Dried currants 6 oz 180 g 15 </text:p><text:p text:style-name="boxSans120.00.00">BAKING 400°F (200°C), about 15—20 minutes Increase the sugar to the above amount. Add the </text:p><text:p text:style-name="boxSans120.00.00">Variations currants to the dry ingredients. Sprinkle the tops with ____—_——-———-——_— - . CInnamon Sugar (p. 118) before baking. </text:p><text:p text:style-name="boxSans120.00.00">BUTTERMILK BISCUITS Use buttermilk in place of regular milk. Reduce the bak- HERB BISCUITS </text:p><text:p text:style-name="boxSans120.00.00">ing powder to 4% (1.5 02/50 g) and add 1% baking soda INGREDIENTS u.s. Metric % (0.4 02/12 g). Fresh chopped parsley 2 oz 60 g 5 </text:p><text:p text:style-name="boxSans120.00.00">  </text:p><text:p text:style-name="boxSans120.00.00">CHEESE BISCUITS Add the parsley to the dry ingredients. </text:p><text:p text:style-name="boxSans120.00.00">INGREDIENTS U.S. Metric % </text:p><text:p text:style-name="boxSans120.00.00">  </text:p><text:p text:style-name="boxSans120.00.00">Grated cheddar cheese 12 oz 360 g 30 Add the cheese to the dry ingredients.</text:p></draw:text-box></draw:frame><draw:frame svg:x="0.386666666667in" svg:height="3.60666666667in" svg:y="6.91666666667in" svg:width="6.67in" text:anchor-type="paragraph" draw:style-name="FrameStyle"><draw:text-box><text:p text:style-name="boxSans120.00.00">Biscuits II </text:p><text:p text:style-name="boxSans120.00.00">  </text:p><text:p text:style-name="boxSans120.00.00">  </text:p><text:p text:style-name="boxSans120.00.00">  </text:p><text:p text:style-name="boxSans120.00.00">U.S. Metric % INGREDIENTS 6 oz 150 g 15 Shortening 4 oz 100 g 10 Sugar 0 5 oz 125 g 1.25 Salt 2 oz 50 g 5 Nonfatmilksolids '3 oz 75 a 7-5 Eggs 1 lb 8 oz 600 g 60 Water 1 lb 12 OZ 700 g 70 Bread flour 12 oz 300 g 30 Cake flour 2 OZ 50 g I; 5 Baking powder 5 lb 1 02 2037 g 203 % V Total weight; PROCEDURE Variation MIXING Creaming method (p. 146) NGRED'ENTS u.s. Metric % BAKING 400°F  I </text:p><text:p text:style-name="boxSans120.00.00">  </text:p><text:p text:style-name="boxSans120.00.00">7.5 oz 190 g 19 Rutter</text:p></draw:text-box></draw:frame><draw:frame svg:x="0.386666666667in" svg:height="3.60666666667in" svg:y="6.91666666667in" svg:width="6.67in" text:anchor-type="paragraph" draw:style-name="FrameStyle"><draw:text-box><text:p text:style-name="boxSans120.00.00">Biscuits II </text:p><text:p text:style-name="boxSans120.00.00">  </text:p><text:p text:style-name="boxSans120.00.00">  </text:p><text:p text:style-name="boxSans120.00.00">  </text:p><text:p text:style-name="boxSans120.00.00">U.S. Metric % INGREDIENTS 6 oz 150 g 15 Shortening 4 oz 100 g 10 Sugar 0 5 oz 125 g 1.25 Salt 2 oz 50 g 5 Nonfatmilksolids '3 oz 75 a 7-5 Eggs 1 lb 8 oz 600 g 60 Water 1 lb 12 OZ 700 g 70 Bread flour 12 oz 300 g 30 Cake flour 2 OZ 50 g I; 5 Baking powder 5 lb 1 02 2037 g 203 % V Total weight; PROCEDURE Variation MIXING Creaming method (p. 146) NGRED'ENTS u.s. Metric % BAKING 400°F  I </text:p><text:p text:style-name="boxSans120.00.00">  </text:p><text:p text:style-name="boxSans120.00.00">7.5 oz 190 g 19 Rutter</text:p></draw:text-box></draw:frame><draw:frame svg:x="7.99in" svg:height="2.14333333333in" svg:y="9.35333333333in" svg:width="0.273333333333in" text:anchor-type="paragraph" draw:style-name="FrameStyle"><draw:text-box><text:p text:style-name="boxSans120.00.00"/></draw:text-box></draw:frame><draw:frame svg:x="3.7in" svg:height="0.293333333333in" svg:y="10.5233333333in" svg:width="2.03in" text:anchor-type="paragraph" draw:style-name="FrameStyle"><draw:text-box><text:p text:style-name="boxSans120.00.00">Substitute butter for the shortening.</text:p></draw:text-box></draw:frame><draw:frame svg:x="3.7in" svg:height="0.293333333333in" svg:y="10.5233333333in" svg:width="2.03in" text:anchor-type="paragraph" draw:style-name="FrameStyle"><draw:text-box><text:p text:style-name="boxSans120.00.00">Substitute butter for the shortening.</text:p></draw:text-box></draw:frame><draw:frame svg:x="0.0in" svg:height="0.39in" svg:y="11.1066666667in" svg:width="0.776666666667in" text:anchor-type="paragraph" draw:style-name="FrameStyle"><draw:text-box><text:p text:style-name="boxSans120.00.00"/></draw:text-box></draw:frame><draw:frame svg:x="4.18666666667in" svg:height="0.393333333333in" svg:y="11.2033333333in" svg:width="3.57666666667in" text:anchor-type="paragraph" draw:style-name="FrameStyle"><draw:text-box><text:p text:style-name="boxSans120.00.00">Scanned by CamScanner</text:p></draw:text-box></draw:frame><draw:frame svg:x="4.18666666667in" svg:height="0.393333333333in" svg:y="11.2033333333in" svg:width="3.57666666667in" text:anchor-type="paragraph" draw:style-name="FrameStyle"><draw:text-box><text:p text:style-name="boxSans120.00.00">Scanned by CamScanner</text:p></draw:text-box></draw:frame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text="urn:oasis:names:tc:opendocument:xmlns:text:1.0" xmlns:draw="urn:oasis:names:tc:opendocument:xmlns:drawing:1.0" xmlns:office="urn:oasis:names:tc:opendocument:xmlns:office:1.0" xmlns:svg="urn:oasis:names:tc:opendocument:xmlns:svg-compatible:1.0" office:version="1.0">
  <office:automatic-styles>
    <style:page-layout style:name="Page8.2633333333311.6933333333">
      <style:page-layout-properties fo:margin-top="0in" fo:margin-left="0in" fo:page-height="11.6933333333in" fo:margin-right="0in" fo:page-width="8.26333333333in" fo:margin-bottom="0in"/>
    </style:page-layout>
  </office:automatic-styles>
  <office:styles>
    <style:style style:name="Photo" style:display-name="Photo" style:family="graphic"/>
    <style:style style:name="FrameStyle" style:display-name="FrameStyle" style:family="graphic">
      <style:graphic-properties style:border-line-width="none"/>
    </style:style>
    <style:style style:name="boxSans120.00.00" style:display-name="boxSans120.00.00" style:family="paragraph">
      <style:paragraph-properties fo:text-align="left" style:line-spacing="0.0pt"/>
      <style:text-properties fo:font-family="Sans" fo:font-style="normal" fo:font-size="12pt" fo:letter-spacing="0.0pt" fo:font-weight="normal"/>
    </style:style>
  </office:styles>
  <office:master-styles>
    <style:master-page style:name="Page8.2633333333311.6933333333Master" style:display-name="Page8.2633333333311.6933333333Master" style:page-layout-name="Page8.2633333333311.6933333333"/>
  </office:master-styles>
</office:document-styles>
</file>

<file path=meta.xml><?xml version="1.0" encoding="utf-8"?>
<office:document-meta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text="urn:oasis:names:tc:opendocument:xmlns:text:1.0" xmlns:draw="urn:oasis:names:tc:opendocument:xmlns:drawing:1.0" xmlns:office="urn:oasis:names:tc:opendocument:xmlns:office:1.0" xmlns:svg="urn:oasis:names:tc:opendocument:xmlns:svg-compatible:1.0" office:version="1.0">
  <office:meta>
    <meta:generator>ODFPY/0.7</meta:generator>
  </office:meta>
</office:document-meta>
</file>